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4_relaxationsschwingu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rom mA +- 10</text:p>
          </table:table-cell>
          <table:table-cell office:value-type="string" calcext:value-type="string">
            <text:p>Periode in us +-2</text:p>
          </table:table-cell>
          <table:table-cell office:value-type="string" calcext:value-type="string">
            <text:p>unsicherheit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9.33333333333333" calcext:value-type="float">
            <text:p>9.3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75" calcext:value-type="float">
            <text:p>6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5.36" calcext:value-type="float">
            <text:p>5.3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4.33333333333333" calcext:value-type="float">
            <text:p>4.3333333333</text:p>
          </table:table-cell>
          <table:table-cell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/5.1.3.2$Linux_X86_64 LibreOffice_project/10m0$Build-2</meta:generator>
  </office:meta>
</office:document-meta>
</file>